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fo:font-weight="bold" officeooo:rsid="00099078" officeooo:paragraph-rsid="00099078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99078" officeooo:paragraph-rsid="0041c398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41c398" officeooo:paragraph-rsid="0041c398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851bf0" officeooo:paragraph-rsid="00851bf0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99078" officeooo:paragraph-rsid="0009907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9cf36" officeooo:paragraph-rsid="000a04b6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a04b6" officeooo:paragraph-rsid="000a04b6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b0cfd" officeooo:paragraph-rsid="000b0cfd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b0cfd" officeooo:paragraph-rsid="000cfa54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d535b" officeooo:paragraph-rsid="000d535b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d535b" officeooo:paragraph-rsid="000ee928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d535b" officeooo:paragraph-rsid="0011176d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11176d" officeooo:paragraph-rsid="0011176d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1199db" officeooo:paragraph-rsid="001199db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1506a2" officeooo:paragraph-rsid="001506a2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670b3" officeooo:paragraph-rsid="001670b3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7a082" officeooo:paragraph-rsid="0017a082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1818a8" officeooo:paragraph-rsid="001818a8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19e65f" officeooo:paragraph-rsid="0019e65f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1b0231" officeooo:paragraph-rsid="001b0231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1b169f" officeooo:paragraph-rsid="001b169f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b30e9" officeooo:paragraph-rsid="001b30e9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e0f85" officeooo:paragraph-rsid="001e0f85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f7d72" officeooo:paragraph-rsid="001f7d72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212fac" officeooo:paragraph-rsid="00212fac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2474b1" officeooo:paragraph-rsid="002474b1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256955" officeooo:paragraph-rsid="00256955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286f2c" officeooo:paragraph-rsid="00286f2c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29ec46" officeooo:paragraph-rsid="0029ec46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2b810e" officeooo:paragraph-rsid="002b810e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2beb56" officeooo:paragraph-rsid="002beb56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2d9081" officeooo:paragraph-rsid="002d9081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2df3a6" officeooo:paragraph-rsid="002df3a6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2fb994" officeooo:paragraph-rsid="002fb994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325c86" officeooo:paragraph-rsid="00325c86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34a8b9" officeooo:paragraph-rsid="0034a8b9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363687" officeooo:paragraph-rsid="00363687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377a58" officeooo:paragraph-rsid="00377a58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390601" officeooo:paragraph-rsid="00390601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39920c" officeooo:paragraph-rsid="0039920c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3ba947" officeooo:paragraph-rsid="003ba947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3d2345" officeooo:paragraph-rsid="003d2345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3d8926" officeooo:paragraph-rsid="003d8926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3d99f0" officeooo:paragraph-rsid="003d99f0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3fa7e3" officeooo:paragraph-rsid="003fa7e3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44d5de" officeooo:paragraph-rsid="0044d5de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474d49" officeooo:paragraph-rsid="00494ed5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474d49" officeooo:paragraph-rsid="004a8280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474d49" officeooo:paragraph-rsid="004c154c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474d49" officeooo:paragraph-rsid="004d1edc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474d49" officeooo:paragraph-rsid="004ddd45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474d49" officeooo:paragraph-rsid="004e6ffe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4f6591" officeooo:paragraph-rsid="004f6591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4fe3be" officeooo:paragraph-rsid="004fe3be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52c488" officeooo:paragraph-rsid="0052c488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5716ef" officeooo:paragraph-rsid="005716ef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582665" officeooo:paragraph-rsid="00582665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59d437" officeooo:paragraph-rsid="0059d437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5d8a97" officeooo:paragraph-rsid="005d8a97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5e5a53" officeooo:paragraph-rsid="005e5a53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610d23" officeooo:paragraph-rsid="00610d23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weight="normal" officeooo:rsid="00625ceb" officeooo:paragraph-rsid="00625ceb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normal" officeooo:rsid="00641690" officeooo:paragraph-rsid="00641690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065ea02" officeooo:paragraph-rsid="0065ea02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0670ae5" officeooo:paragraph-rsid="00670ae5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6952fc" officeooo:paragraph-rsid="006952fc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06a4202" officeooo:paragraph-rsid="006a4202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weight="normal" officeooo:rsid="006c289e" officeooo:paragraph-rsid="006c289e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weight="normal" officeooo:rsid="006cde5d" officeooo:paragraph-rsid="006cde5d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weight="normal" officeooo:rsid="006d4ab6" officeooo:paragraph-rsid="006d4ab6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weight="normal" officeooo:rsid="006e832e" officeooo:paragraph-rsid="006e832e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weight="normal" officeooo:rsid="006fbfae" officeooo:paragraph-rsid="006fbfae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weight="normal" officeooo:rsid="00723c92" officeooo:paragraph-rsid="00723c92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weight="normal" officeooo:rsid="00734c59" officeooo:paragraph-rsid="00734c59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normal" officeooo:rsid="0073cd23" officeooo:paragraph-rsid="0073cd23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weight="normal" officeooo:rsid="007401a0" officeooo:paragraph-rsid="007401a0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weight="normal" officeooo:rsid="007512d3" officeooo:paragraph-rsid="007512d3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weight="normal" officeooo:rsid="0079df6c" officeooo:paragraph-rsid="0079df6c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weight="normal" officeooo:rsid="007ba890" officeooo:paragraph-rsid="007ba890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weight="normal" officeooo:rsid="007e57ab" officeooo:paragraph-rsid="007e57ab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weight="normal" officeooo:rsid="00810225" officeooo:paragraph-rsid="00810225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weight="normal" officeooo:rsid="0082312a" officeooo:paragraph-rsid="0082312a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weight="normal" officeooo:rsid="00851bf0" officeooo:paragraph-rsid="00851bf0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weight="normal" officeooo:rsid="00a08bc7" officeooo:paragraph-rsid="00a08bc7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weight="normal" officeooo:rsid="00a1dafb" officeooo:paragraph-rsid="00a1dafb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fo:font-weight="normal" officeooo:rsid="00a2525d" officeooo:paragraph-rsid="00a2525d" style:font-size-asian="10.5pt" style:font-weight-asian="normal" style:font-size-complex="12pt" style:font-weight-complex="normal"/>
    </style:style>
    <style:style style:name="T1" style:family="text">
      <style:text-properties officeooo:rsid="000a04b6"/>
    </style:style>
    <style:style style:name="T2" style:family="text">
      <style:text-properties officeooo:rsid="000cfa54"/>
    </style:style>
    <style:style style:name="T3" style:family="text">
      <style:text-properties officeooo:rsid="000ee928"/>
    </style:style>
    <style:style style:name="T4" style:family="text">
      <style:text-properties officeooo:rsid="00107d0a"/>
    </style:style>
    <style:style style:name="T5" style:family="text">
      <style:text-properties officeooo:rsid="001199db"/>
    </style:style>
    <style:style style:name="T6" style:family="text">
      <style:text-properties officeooo:rsid="00130cf5"/>
    </style:style>
    <style:style style:name="T7" style:family="text">
      <style:text-properties officeooo:rsid="0017a082"/>
    </style:style>
    <style:style style:name="T8" style:family="text">
      <style:text-properties officeooo:rsid="001b30e9"/>
    </style:style>
    <style:style style:name="T9" style:family="text">
      <style:text-properties officeooo:rsid="001c81de"/>
    </style:style>
    <style:style style:name="T10" style:family="text">
      <style:text-properties officeooo:rsid="001f7d72"/>
    </style:style>
    <style:style style:name="T11" style:family="text">
      <style:text-properties officeooo:rsid="00229294"/>
    </style:style>
    <style:style style:name="T12" style:family="text">
      <style:text-properties officeooo:rsid="00238dc2"/>
    </style:style>
    <style:style style:name="T13" style:family="text">
      <style:text-properties officeooo:rsid="0026ddb8"/>
    </style:style>
    <style:style style:name="T14" style:family="text">
      <style:text-properties officeooo:rsid="002b810e"/>
    </style:style>
    <style:style style:name="T15" style:family="text">
      <style:text-properties officeooo:rsid="002f488d"/>
    </style:style>
    <style:style style:name="T16" style:family="text">
      <style:text-properties officeooo:rsid="00341e4d"/>
    </style:style>
    <style:style style:name="T17" style:family="text">
      <style:text-properties officeooo:rsid="0035ce0e"/>
    </style:style>
    <style:style style:name="T18" style:family="text">
      <style:text-properties officeooo:rsid="0036d2d8"/>
    </style:style>
    <style:style style:name="T19" style:family="text">
      <style:text-properties officeooo:rsid="003a259d"/>
    </style:style>
    <style:style style:name="T20" style:family="text">
      <style:text-properties officeooo:rsid="003d8926"/>
    </style:style>
    <style:style style:name="T21" style:family="text">
      <style:text-properties officeooo:rsid="003f0247"/>
    </style:style>
    <style:style style:name="T22" style:family="text">
      <style:text-properties officeooo:rsid="0040a579"/>
    </style:style>
    <style:style style:name="T23" style:family="text">
      <style:text-properties officeooo:rsid="00484f77"/>
    </style:style>
    <style:style style:name="T24" style:family="text">
      <style:text-properties officeooo:rsid="00494ed5"/>
    </style:style>
    <style:style style:name="T25" style:family="text">
      <style:text-properties officeooo:rsid="004a8280"/>
    </style:style>
    <style:style style:name="T26" style:family="text">
      <style:text-properties officeooo:rsid="004c2f22"/>
    </style:style>
    <style:style style:name="T27" style:family="text">
      <style:text-properties officeooo:rsid="004d1edc"/>
    </style:style>
    <style:style style:name="T28" style:family="text">
      <style:text-properties officeooo:rsid="004ddd45"/>
    </style:style>
    <style:style style:name="T29" style:family="text">
      <style:text-properties officeooo:rsid="004e6ffe"/>
    </style:style>
    <style:style style:name="T30" style:family="text">
      <style:text-properties officeooo:rsid="004fe3be"/>
    </style:style>
    <style:style style:name="T31" style:family="text">
      <style:text-properties officeooo:rsid="00517f4f"/>
    </style:style>
    <style:style style:name="T32" style:family="text">
      <style:text-properties officeooo:rsid="005454dd"/>
    </style:style>
    <style:style style:name="T33" style:family="text">
      <style:text-properties officeooo:rsid="0057691a"/>
    </style:style>
    <style:style style:name="T34" style:family="text">
      <style:text-properties officeooo:rsid="005a3c09"/>
    </style:style>
    <style:style style:name="T35" style:family="text">
      <style:text-properties officeooo:rsid="005bd288"/>
    </style:style>
    <style:style style:name="T36" style:family="text">
      <style:text-properties officeooo:rsid="005e3d1e"/>
    </style:style>
    <style:style style:name="T37" style:family="text">
      <style:text-properties officeooo:rsid="005eff4d"/>
    </style:style>
    <style:style style:name="T38" style:family="text">
      <style:text-properties officeooo:rsid="00627931"/>
    </style:style>
    <style:style style:name="T39" style:family="text">
      <style:text-properties officeooo:rsid="00662882"/>
    </style:style>
    <style:style style:name="T40" style:family="text">
      <style:text-properties officeooo:rsid="0068d9fa"/>
    </style:style>
    <style:style style:name="T41" style:family="text">
      <style:text-properties officeooo:rsid="006b988e"/>
    </style:style>
    <style:style style:name="T42" style:family="text">
      <style:text-properties officeooo:rsid="006c40d3"/>
    </style:style>
    <style:style style:name="T43" style:family="text">
      <style:text-properties officeooo:rsid="006fa54c"/>
    </style:style>
    <style:style style:name="T44" style:family="text">
      <style:text-properties officeooo:rsid="0071070c"/>
    </style:style>
    <style:style style:name="T45" style:family="text">
      <style:text-properties officeooo:rsid="0072c09e"/>
    </style:style>
    <style:style style:name="T46" style:family="text">
      <style:text-properties officeooo:rsid="007657d9"/>
    </style:style>
    <style:style style:name="T47" style:family="text">
      <style:text-properties officeooo:rsid="0077f491"/>
    </style:style>
    <style:style style:name="T48" style:family="text">
      <style:text-properties officeooo:rsid="007b53ea"/>
    </style:style>
    <style:style style:name="T49" style:family="text">
      <style:text-properties officeooo:rsid="007ce2aa"/>
    </style:style>
    <style:style style:name="T50" style:family="text">
      <style:text-properties officeooo:rsid="007f0c46"/>
    </style:style>
    <style:style style:name="T51" style:family="text">
      <style:text-properties officeooo:rsid="008343bc"/>
    </style:style>
    <style:style style:name="T52" style:family="text">
      <style:text-properties officeooo:rsid="00a08bc7"/>
    </style:style>
    <style:style style:name="T53" style:family="text">
      <style:text-properties officeooo:rsid="00a2525d"/>
    </style:style>
    <style:style style:name="T54" style:family="text">
      <style:text-properties officeooo:rsid="00a2de9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UNDLISTE</text:p>
      <text:p text:style-name="P1"/>
      <text:p text:style-name="P3">STRG + F zum Suchen!</text:p>
      <text:p text:style-name="P2"/>
      <text:p text:style-name="P5">Ascend Point – TOTK: <text:s text:c="5"/><text:tab/><text:tab/><text:tab/><text:tab/>Ende</text:p>
      <text:p text:style-name="P5">Battle <text:span text:style-name="T1">(Field)</text:span> – BOTW: <text:s text:c="2"/><text:tab/><text:tab/><text:tab/><text:tab/>Kampf <text:span text:style-name="T1">(Oberfläche)</text:span></text:p>
      <text:p text:style-name="P5">Battle (Ganondorfs Castle) – TOTK:<text:tab/><text:tab/><text:tab/>Kampf (Deepslate)</text:p>
      <text:p text:style-name="P5">Battle (Divine Beast) – BOTW:<text:tab/><text:tab/><text:tab/>Kampf (Ende)</text:p>
      <text:p text:style-name="P5">Battle (Dungeon) – TOTK:<text:tab/><text:tab/><text:tab/><text:tab/>Kampf (Nether)</text:p>
      <text:p text:style-name="P6">Battle (Molduga) – BOTW/TOTK:<text:tab/><text:tab/><text:tab/>Kampf (Wüste)</text:p>
      <text:p text:style-name="P6"><text:span text:style-name="T1">Battle (Field) – TOTK:</text:span> <text:tab/><text:tab/><text:tab/><text:tab/><text:span text:style-name="T1">Kampf (Oberfläche)</text:span></text:p>
      <text:p text:style-name="P7">Battle (Dark Beast Ganon) – BOTW:<text:tab/><text:tab/>Kampf (Enderdrache)</text:p>
      <text:p text:style-name="P8">Prolog – TOTK:<text:tab/><text:tab/><text:tab/><text:tab/><text:tab/>Deep Dark</text:p>
      <text:p text:style-name="P8">Battle (Calamity Ganon) [Phase 1] – BOTW:<text:tab/>Kampf (Wither) [Oberwelt] {Phase 1}</text:p>
      <text:p text:style-name="P9">Battle (Calamity Ganon) [Phase <text:span text:style-name="T2">2</text:span>] – BOTW:<text:tab/>Kampf (Wither) [Oberwelt] {Phase <text:span text:style-name="T2">2</text:span>}</text:p>
      <text:p text:style-name="P10">Hyrule Castle – BOTW:<text:tab/><text:tab/><text:tab/><text:tab/>Stronghold</text:p>
      <text:p text:style-name="P10">Hyrule Castle (Sky) – TOTK:<text:tab/><text:tab/><text:tab/>End City</text:p>
      <text:p text:style-name="P11"><text:span text:style-name="T3">Cave (Day) – TOTK:<text:tab/><text:tab/><text:tab/><text:tab/><text:tab/>Höhle </text:span><text:span text:style-name="T5">(</text:span><text:span text:style-name="T3">Über Y=0</text:span><text:span text:style-name="T5">) </text:span></text:p>
      <text:p text:style-name="P11"><text:span text:style-name="T3">Cave (Night) – TOTK:<text:tab/><text:tab/><text:tab/><text:tab/>Höhle </text:span><text:span text:style-name="T5">(</text:span><text:span text:style-name="T3">Über Y=0</text:span><text:span text:style-name="T5">)</text:span></text:p>
      <text:p text:style-name="P12"><text:span text:style-name="T4">Colgera (Phase 1) – TOTK:<text:tab/><text:tab/><text:tab/><text:tab/>Kampf (Wither) [Eisgebiet]</text:span></text:p>
      <text:p text:style-name="P13">Colgera (Phase 2) – TOTK:<text:tab/><text:tab/><text:tab/><text:tab/>Kampf (Wither) [Eisgebiet]</text:p>
      <text:p text:style-name="P14">Core – UNDERTALE:<text:tab/><text:tab/><text:tab/><text:tab/>Stronghold</text:p>
      <text:p text:style-name="P14">Crossroads – Hollow Knight:<text:tab/><text:tab/><text:tab/><text:tab/><text:span text:style-name="T6">Höhle (Über Y=0) [Außerhalb Höhlenbiom]</text:span></text:p>
      <text:p text:style-name="P15">Crystal Peaks – Hollow Knight:<text:tab/><text:tab/><text:tab/>Höhle (Über Y=0) [In Höhlenbiom]</text:p>
      <text:p text:style-name="P16">Death Mountain – BOTW:<text:tab/><text:tab/><text:tab/><text:tab/>Nether</text:p>
      <text:p text:style-name="P16">Depths – TOTK:<text:tab/><text:tab/><text:tab/><text:tab/><text:tab/>Ende/Deepslate</text:p>
      <text:p text:style-name="P16">Depths (Dive) – TOTK:<text:tab/><text:tab/><text:tab/><text:tab/><text:span text:style-name="T7">Deepslate</text:span></text:p>
      <text:p text:style-name="P17">Desert (Field) – BOTW/TOTK:<text:tab/><text:tab/><text:tab/><text:span text:style-name="T11">Heiße Biome</text:span></text:p>
      <text:p text:style-name="P18">Battle (Demon Dragon) – TOTK:<text:tab/><text:tab/><text:tab/>Kampf (Enderdrache)</text:p>
      <text:p text:style-name="P19">Dragonhead Island – TOTK:<text:tab/><text:tab/><text:tab/><text:tab/>Dschungel</text:p>
      <text:p text:style-name="P20">The Doors of Durin – LOTR:<text:tab/><text:tab/><text:tab/><text:tab/>Ungenutzt</text:p>
      <text:p text:style-name="P21">Kingdoms Edge – Hollow Knight:<text:tab/><text:tab/><text:tab/><text:span text:style-name="T8">Wetter (Schnee)</text:span></text:p>
      <text:p text:style-name="P22">Edoras Theme – LOTR:<text:tab/><text:tab/><text:tab/><text:tab/>Abent<text:span text:style-name="T12">eue</text:span>r <text:span text:style-name="T9">(s. Unten)</text:span></text:p>
      <text:p text:style-name="P23">Eldin Theme – Skyward Sword:<text:tab/><text:tab/><text:tab/><text:span text:style-name="T10">Nether/Vulkan</text:span></text:p>
      <text:p text:style-name="P24">Passing of the Elves – LOTR:<text:tab/><text:tab/><text:tab/>Gemäßigte Biome (Abend)</text:p>
      <text:p text:style-name="P25">The End of All Things – LOTR:<text:tab/><text:tab/><text:tab/>Nether</text:p>
      <text:p text:style-name="P25">Field (Cold) – BOTW/TOTK:<text:tab/><text:tab/><text:tab/>Kalte Biome</text:p>
      <text:p text:style-name="P26">Field (Day) – BOTW:<text:tab/> <text:tab/><text:tab/><text:tab/><text:tab/>Gemäßigte Biome (Tag)</text:p>
      <text:p text:style-name="P26">Field (Day) – TOTK:<text:tab/><text:tab/><text:tab/><text:tab/><text:tab/>Gemäßigte Biome (Tag)</text:p>
      <text:p text:style-name="P26">Field (Night) – BOTW:<text:tab/><text:tab/><text:tab/><text:tab/>Gemäßigte Biome (Nacht)</text:p>
      <text:p text:style-name="P26">Field (Night) – TOTK:<text:tab/><text:tab/><text:tab/><text:tab/>Gemäßigte Biome (Nacht)</text:p>
      <text:p text:style-name="P26">Field (Hot) – BOTW/TOTK:<text:tab/><text:tab/><text:tab/><text:tab/>Nether/Vulkan</text:p>
      <text:p text:style-name="P27">Fire Temple (Phase 5) – TOTK:<text:tab/><text:tab/><text:tab/><text:span text:style-name="T13">Ungenutzt</text:span></text:p>
      <text:p text:style-name="P28">Battle (Flux) – TOTK:<text:tab/><text:tab/><text:tab/><text:tab/>Kampf (Himmel)</text:p>
      <text:p text:style-name="P28">Battle (Frox) – TOTK:<text:tab/><text:tab/><text:tab/><text:tab/>Kampf (Deepslate)</text:p>
      <text:p text:style-name="P29">Battle (Ganon) [Phase 2] - TOTK:<text:tab/><text:tab/><text:tab/>Kampf (Wither) [Ende] <text:span text:style-name="T14">{Phase 1}</text:span></text:p>
      <text:p text:style-name="P30">Battle (Ganon) [Phase 2.5] – TOTK:<text:tab/><text:tab/><text:tab/>Kampf (Wither) [Ende] {Phase 2}</text:p>
      <text:p text:style-name="P31">Ganondorfs Castle – TOTK:<text:tab/><text:tab/><text:tab/><text:tab/>Ancient City</text:p>
      <text:p text:style-name="P32">Battle (Ganondord) {Phase 1} – TOTK:<text:tab/><text:tab/>Kampf (Ende)</text:p>
      <text:p text:style-name="P33">Geoglyph – TOTK:<text:tab/><text:tab/><text:tab/><text:tab/><text:tab/><text:span text:style-name="T15">Warme Biome</text:span></text:p>
      <text:p text:style-name="P34"><text:soft-page-break/>Gerudo Town (Day) – BOTW/TOTK:<text:tab/><text:tab/>Dorf (Wüste/Savanne) [Nacht]</text:p>
      <text:p text:style-name="P34">Gerudo Town (Night) – BOTW/TOTK:<text:tab/><text:tab/>Dorf (Wüste/Savanne) [Tag]</text:p>
      <text:p text:style-name="P35">Gerudo Ruins – TOTK:<text:tab/><text:tab/><text:tab/><text:tab/><text:span text:style-name="T16">Heiße Biome</text:span></text:p>
      <text:p text:style-name="P36">Battle (Queen Gibdo) [Phase 2] – TOTK:<text:tab/><text:tab/><text:span text:style-name="T17">Ungenutzt</text:span></text:p>
      <text:p text:style-name="P37">Battle (Gleeok) – TOTK:<text:tab/><text:tab/><text:tab/><text:tab/><text:span text:style-name="T18">Wetter (Gewitter)</text:span></text:p>
      <text:p text:style-name="P38">Battle (Gloom Hands) – TOTK:<text:tab/><text:tab/><text:tab/>Kampf <text:s/>(Warden)</text:p>
      <text:p text:style-name="P39">Battle (Gohma) – TOTK: <text:tab/><text:tab/><text:tab/><text:tab/>Kampf (Wither) [Nether]</text:p>
      <text:p text:style-name="P40">Greenpath – Hollow Knight:<text:tab/><text:tab/><text:tab/><text:tab/><text:span text:style-name="T19">Dschungel</text:span></text:p>
      <text:p text:style-name="P41">Vordt of the boreal Valley – Dark Souls III:<text:tab/><text:tab/>Baby Pinkes Schaf</text:p>
      <text:p text:style-name="P42">Hateno (Day) – BOTW/TOTK:<text:tab/><text:tab/><text:tab/><text:span text:style-name="T20">Dorf (Normal) [Tag]</text:span></text:p>
      <text:p text:style-name="P43">Hateno (Night) – BOTW/TOTK:<text:tab/><text:tab/><text:tab/>Dorf (Normal [Nacht]</text:p>
      <text:p text:style-name="P44">Shire Theme – LOTR:<text:tab/><text:tab/><text:tab/><text:tab/><text:span text:style-name="T21">Dorf (Normal) <text:s/>[Tag]</text:span></text:p>
      <text:p text:style-name="P45">Field of Hopes and Dreams – DELTARUNE:<text:tab/><text:span text:style-name="T22">Gemäßigte Biome (Nacht)</text:span></text:p>
      <text:p text:style-name="P46">Kakariko (Day) – BOTW/TOTK:<text:tab/><text:tab/><text:tab/>Cherry Grove (Tag)</text:p>
      <text:p text:style-name="P46">Kakariko (Night) – BOTW/TOTK:<text:tab/><text:tab/><text:tab/>Cherry Grove (Nacht)</text:p>
      <text:p text:style-name="P47">Kass Theme – BOTW:<text:tab/><text:tab/><text:tab/><text:tab/>Abenteuer <text:span text:style-name="T23">(s. Unten)/</text:span><text:span text:style-name="T24">Wasser</text:span></text:p>
      <text:p text:style-name="P48"><text:span text:style-name="T24">Kass (Cover) – QUMU:<text:tab/><text:tab/><text:tab/><text:tab/>Abenteuer (s. Unten)/Wasser</text:span></text:p>
      <text:p text:style-name="P49"><text:span text:style-name="T25">Battle (Kohga) – BOTW:<text:tab/><text:tab/><text:tab/><text:tab/>Kampf (Evoker) [Woodland Mansion]</text:span></text:p>
      <text:p text:style-name="P50"><text:span text:style-name="T26">Korok Forest (Day) – BOTW/TOTK:<text:tab/><text:tab/></text:span><text:span text:style-name="T27">Mirage Isles (Day)</text:span></text:p>
      <text:p text:style-name="P51"><text:span text:style-name="T27">Korok Forest (Night) – BOTW/TOTK:<text:tab/><text:tab/>Mirage Isles (Night)</text:span></text:p>
      <text:p text:style-name="P52"><text:span text:style-name="T28">Labyrinth (Ground) – BOTW/TOTK:<text:tab/><text:tab/></text:span><text:span text:style-name="T29">Zauberwald</text:span></text:p>
      <text:p text:style-name="P53">Labyrinth (Depths) – <text:span text:style-name="T30">T</text:span>OTK:<text:tab/><text:tab/><text:tab/><text:tab/>Zauberwald</text:p>
      <text:p text:style-name="P54">Labyrinth (Sky) – TOTK:<text:tab/><text:tab/><text:tab/><text:tab/><text:span text:style-name="T31">Cloud Forest</text:span></text:p>
      <text:p text:style-name="P55">Lanayru (Past) – Skyward Sword:<text:tab/><text:tab/><text:tab/><text:span text:style-name="T32">Wüste (Tag)</text:span></text:p>
      <text:p text:style-name="P56">Lightroot – TOTK:<text:tab/><text:tab/><text:tab/><text:tab/><text:tab/><text:span text:style-name="T33">Ende</text:span></text:p>
      <text:p text:style-name="P57">Lurelin (Day) – BOTW/TOTK:<text:tab/><text:tab/><text:tab/>Wasser (Tag)</text:p>
      <text:p text:style-name="P57">Lurelin (Night) – BOTW/TOTK:<text:tab/><text:tab/><text:tab/>Wasser (Nacht)</text:p>
      <text:p text:style-name="P58">Another Medium – UNDERTALE:<text:tab/><text:tab/><text:tab/><text:span text:style-name="T34">Nether Fortress/</text:span><text:span text:style-name="T35">Bastion</text:span></text:p>
      <text:p text:style-name="P59">Mine – TOTK:<text:tab/><text:tab/><text:tab/><text:tab/><text:tab/><text:span text:style-name="T36">Deep Dark</text:span></text:p>
      <text:p text:style-name="P60">Battle (Molgera) – Wind Waker:<text:tab/><text:tab/><text:tab/><text:span text:style-name="T37">Kampf (Wither) [Heiße Biome] {Phase 2}</text:span></text:p>
      <text:p text:style-name="P61">Demon Kings Army – TOTK:<text:tab/><text:tab/><text:tab/>Raid</text:p>
      <text:p text:style-name="P62">Mountain – BOTW/TOTK:<text:tab/><text:tab/><text:tab/><text:tab/><text:span text:style-name="T38">Berg</text:span></text:p>
      <text:p text:style-name="P63">Battle (Vah Naboris) – BOTW:<text:tab/><text:tab/><text:tab/>Kampf (Wither) [Heiße Biome] {Phase 1}</text:p>
      <text:p text:style-name="P64">Window to the Past – Harry Potter:<text:tab/><text:tab/><text:tab/><text:span text:style-name="T39">Gemäßigte Biome (Tag)</text:span></text:p>
      <text:p text:style-name="P65">Riding (Day) – BOTW/TOTK:<text:tab/><text:tab/><text:tab/>Gemäßigte Biome (Tag)</text:p>
      <text:p text:style-name="P65">Riding (Night) – BOTW/TOTK:<text:tab/><text:tab/><text:tab/><text:span text:style-name="T40">Gemäßigte Biome (Nacht)</text:span></text:p>
      <text:p text:style-name="P66">Frozen Rito Village – TOTK:<text:tab/><text:tab/><text:tab/><text:tab/><text:span text:style-name="T46">Dorf (Schnee)</text:span></text:p>
      <text:p text:style-name="P67">Rocky Area – BOTW/TOTK:<text:tab/><text:tab/><text:tab/><text:span text:style-name="T41">Boreale Biome</text:span></text:p>
      <text:p text:style-name="P68">Ruins – BOTW/TOTK:<text:tab/><text:tab/><text:tab/><text:tab/><text:span text:style-name="T42">Berg</text:span></text:p>
      <text:p text:style-name="P69">Ruins – UNDERTALE:<text:tab/><text:tab/><text:tab/><text:tab/>Trail Ruins</text:p>
      <text:p text:style-name="P70">Scarlet Forest – DELTARUNE:<text:tab/><text:tab/><text:tab/>Warped Forest</text:p>
      <text:p text:style-name="P71">Seaside – BOTW/TOTK:<text:tab/><text:tab/><text:tab/><text:tab/><text:span text:style-name="T43">Wasser (Tag)</text:span></text:p>
      <text:p text:style-name="P72">Shortcut to the Mushrooms – LOTR:<text:tab/><text:tab/><text:span text:style-name="T44">Abenteuer (s. Unten)</text:span></text:p>
      <text:p text:style-name="P73">Shrine Cave – BOTW/TOTK:<text:tab/><text:tab/><text:tab/><text:span text:style-name="T45">Dschungel</text:span></text:p>
      <text:p text:style-name="P74">Sky – TOTK:<text:tab/><text:tab/><text:tab/><text:tab/><text:tab/><text:tab/>Himmel</text:p>
      <text:p text:style-name="P75">Skydive – TOTK:<text:tab/><text:tab/><text:tab/><text:tab/><text:tab/>Himmel</text:p>
      <text:p text:style-name="P76">Sky (Low Gravity) – TOTK:<text:tab/><text:tab/><text:tab/><text:tab/>Himmel</text:p>
      <text:p text:style-name="P77">Snowdin – UNDERTALE:<text:tab/><text:tab/><text:tab/><text:tab/><text:span text:style-name="T47">Dorf (Schnee)</text:span></text:p>
      <text:p text:style-name="P78">Snowy – UNDERTALE:<text:tab/><text:tab/><text:tab/><text:tab/><text:span text:style-name="T48">Kalte Biome</text:span></text:p>
      <text:p text:style-name="P79">Spirit Temple – TOTK:<text:tab/><text:tab/><text:tab/><text:tab/><text:span text:style-name="T49">Deep Dark</text:span></text:p>
      <text:p text:style-name="P80">Song of Storms (Cover) – Noble Demon:<text:tab/><text:tab/><text:span text:style-name="T50">Abenteuer (s. Unten)</text:span></text:p>
      <text:p text:style-name="P81">Battle (Lynel) – BOTW:<text:tab/><text:tab/><text:tab/><text:tab/>Kampf (Pillager Captain)</text:p>
      <text:p text:style-name="P81"><text:soft-page-break/>Battle (Lynel) – TOTK:<text:tab/><text:tab/><text:tab/><text:tab/>Kampf (Pillager Captain)</text:p>
      <text:p text:style-name="P82">Tarrey Town (Day) – BOTW/TOTK:<text:tab/><text:tab/><text:span text:style-name="T51">Dorf (Normal) [Tag]</text:span></text:p>
      <text:p text:style-name="P83">City of Tears – Hollow Knight:<text:tab/><text:tab/><text:tab/>Wetter (Regen) [Tag</text:p>
      <text:p text:style-name="P83">Forgotten Temple – TOTK:<text:tab/><text:tab/><text:tab/><text:tab/>Boreale Biome</text:p>
      <text:p text:style-name="P83">Thunderhead Isles – TOTK:<text:tab/><text:tab/><text:tab/><text:tab/>Dschungel</text:p>
      <text:p text:style-name="P83">Wasteland – BOTW/TOTK:<text:tab/><text:tab/><text:tab/><text:tab/>Warme Biome</text:p>
      <text:p text:style-name="P83">Waterfall – UNDERTALE:<text:tab/><text:tab/><text:tab/><text:tab/>Höhle (Biom)</text:p>
      <text:p text:style-name="P83">Weathertop – LOTR:<text:tab/><text:tab/><text:tab/><text:tab/><text:tab/>Kampf (Enderman)</text:p>
      <text:p text:style-name="P83">Careless Whisper:<text:tab/><text:tab/><text:tab/><text:tab/><text:tab/>Villager Breeding</text:p>
      <text:p text:style-name="P83">Ascend to Wind Temple – TOTK:<text:tab/><text:tab/><text:tab/>Wetter (Schnee)</text:p>
      <text:p text:style-name="P83">Yiga Clan Hideout – BOTW:<text:tab/><text:tab/><text:tab/><text:tab/>Woodland Mansion/Pillager Outpost</text:p>
      <text:p text:style-name="P83">Zonai Ruins – TOTK:<text:tab/><text:tab/><text:tab/><text:tab/><text:tab/>Dschungel</text:p>
      <text:p text:style-name="P83">Zoras Domain (Day) – BOTW/TOTK:<text:tab/><text:tab/>Wetter (Regen) [Tag]</text:p>
      <text:p text:style-name="P83">Zoras Domain (Night) – BOTW/TOTK:<text:tab/><text:tab/>Wetter (Regen) [Nacht]</text:p>
      <text:p text:style-name="P83">Zoras Domain (Sludge) – TOTK:<text:tab/><text:tab/><text:tab/>Ocean Monument</text:p>
      <text:p text:style-name="P83"/>
      <text:p text:style-name="P4">Mit Ressourcenpacket:</text:p>
      <text:p text:style-name="P4"/>
      <text:p text:style-name="P83">Dirtmouth – Hollow Knight:<text:tab/><text:tab/><text:tab/><text:tab/>Ersetzt „<text:span text:style-name="T52">Menu1</text:span>“</text:p>
      <text:p text:style-name="P84">Hollow Knight – Hollow Knight:<text:tab/><text:tab/><text:tab/>Ersetzt „Menu2“</text:p>
      <text:p text:style-name="P84"/>
      <text:p text:style-name="P85">Item Get – BOTW/TOTK:<text:tab/><text:tab/><text:tab/><text:tab/><text:span text:style-name="T53">Ersetzt „Toast In“</text:span></text:p>
      <text:p text:style-name="P86">Champion/Sage Ability Get – BOTW/TOTK:<text:tab/>Ersetzt „<text:span text:style-name="T54">Challenge Complete</text:span>“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1T09:18:29.407998215</meta:creation-date>
    <dc:date>2024-05-21T10:52:26.955312254</dc:date>
    <meta:editing-duration>PT1H32M43S</meta:editing-duration>
    <meta:editing-cycles>152</meta:editing-cycles>
    <meta:generator>LibreOffice/7.6.6.3$Linux_X86_64 LibreOffice_project/60$Build-3</meta:generator>
    <meta:document-statistic meta:table-count="0" meta:image-count="0" meta:object-count="0" meta:page-count="3" meta:paragraph-count="120" meta:word-count="689" meta:character-count="5395" meta:non-whitespace-character-count="4408"/>
  </office:meta>
</office:document-meta>
</file>